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70a17" officeooo:paragraph-rsid="05573782"/>
    </style:style>
    <style:style style:name="P4" style:family="paragraph" style:parent-style-name="Text_20_body">
      <style:text-properties officeooo:rsid="055468c3" officeooo:paragraph-rsid="05573782"/>
    </style:style>
    <style:style style:name="P5" style:family="paragraph" style:parent-style-name="Text_20_body">
      <style:text-properties officeooo:rsid="054b5b05" officeooo:paragraph-rsid="05573782"/>
    </style:style>
    <style:style style:name="P6" style:family="paragraph" style:parent-style-name="Text_20_body">
      <style:text-properties officeooo:rsid="0557373f" officeooo:paragraph-rsid="05573782"/>
    </style:style>
    <style:style style:name="P7" style:family="paragraph" style:parent-style-name="Text_20_body">
      <style:text-properties officeooo:rsid="0558ce7b" officeooo:paragraph-rsid="05573782"/>
    </style:style>
    <style:style style:name="P8" style:family="paragraph" style:parent-style-name="Text_20_body">
      <style:text-properties officeooo:rsid="0545154d" officeooo:paragraph-rsid="055978b5"/>
    </style:style>
    <style:style style:name="P9" style:family="paragraph" style:parent-style-name="Text_20_body">
      <style:text-properties officeooo:rsid="055c2206" officeooo:paragraph-rsid="055c2206"/>
    </style:style>
    <style:style style:name="P10" style:family="paragraph" style:parent-style-name="Text_20_body">
      <style:text-properties officeooo:rsid="055c2206" officeooo:paragraph-rsid="058442c3"/>
    </style:style>
    <style:style style:name="P11" style:family="paragraph" style:parent-style-name="Text_20_body">
      <style:text-properties officeooo:rsid="055c87e6" officeooo:paragraph-rsid="055c87e6"/>
    </style:style>
    <style:style style:name="P12" style:family="paragraph" style:parent-style-name="Text_20_body">
      <style:text-properties officeooo:rsid="054704fb" officeooo:paragraph-rsid="055978b5"/>
    </style:style>
    <style:style style:name="P13" style:family="paragraph" style:parent-style-name="Text_20_body">
      <style:text-properties fo:font-style="italic" officeooo:rsid="056a1398" officeooo:paragraph-rsid="056fc113" style:font-style-asian="italic" style:font-style-complex="italic"/>
    </style:style>
    <style:style style:name="P14" style:family="paragraph" style:parent-style-name="Text_20_body">
      <style:text-properties fo:font-style="italic" officeooo:rsid="056609a3" officeooo:paragraph-rsid="0566a7a0" style:font-style-asian="italic" style:font-style-complex="italic"/>
    </style:style>
    <style:style style:name="P15" style:family="paragraph" style:parent-style-name="Text_20_body">
      <style:text-properties fo:font-style="italic" officeooo:rsid="056609a3" officeooo:paragraph-rsid="057dfabd" style:font-style-asian="italic" style:font-style-complex="italic"/>
    </style:style>
    <style:style style:name="P16" style:family="paragraph" style:parent-style-name="Text_20_body">
      <style:text-properties fo:font-style="italic" officeooo:rsid="056609a3" officeooo:paragraph-rsid="057f9fc0" style:font-style-asian="italic" style:font-style-complex="italic"/>
    </style:style>
    <style:style style:name="P17" style:family="paragraph" style:parent-style-name="Text_20_body">
      <style:text-properties officeooo:rsid="0559ea0a" officeooo:paragraph-rsid="0559ea0a"/>
    </style:style>
    <style:style style:name="P18" style:family="paragraph" style:parent-style-name="Text_20_body">
      <style:text-properties officeooo:rsid="0560e502" officeooo:paragraph-rsid="05573782"/>
    </style:style>
    <style:style style:name="P19" style:family="paragraph" style:parent-style-name="Text_20_body">
      <style:text-properties officeooo:paragraph-rsid="057b28b7"/>
    </style:style>
    <style:style style:name="P20" style:family="paragraph" style:parent-style-name="Text_20_body">
      <style:text-properties officeooo:rsid="0592da4d" officeooo:paragraph-rsid="0592da4d"/>
    </style:style>
    <style:style style:name="P21" style:family="paragraph" style:parent-style-name="Heading_20_2">
      <style:text-properties officeooo:paragraph-rsid="052ed04f"/>
    </style:style>
    <style:style style:name="P22" style:family="paragraph" style:parent-style-name="Heading_20_2">
      <style:text-properties officeooo:paragraph-rsid="05573782"/>
    </style:style>
    <style:style style:name="P23" style:family="paragraph" style:parent-style-name="Heading_20_2">
      <style:paragraph-properties fo:text-align="end" style:justify-single-word="false" style:writing-mode="rl-tb"/>
      <style:text-properties officeooo:rsid="052623dc" officeooo:paragraph-rsid="05573782"/>
    </style:style>
    <style:style style:name="P24" style:family="paragraph" style:parent-style-name="Heading_20_2">
      <style:paragraph-properties fo:text-align="end" style:justify-single-word="false" style:writing-mode="rl-tb"/>
      <style:text-properties officeooo:rsid="052623dc" officeooo:paragraph-rsid="055978b5"/>
    </style:style>
    <style:style style:name="P25" style:family="paragraph" style:parent-style-name="Text_20_body">
      <style:paragraph-properties fo:text-align="end" style:justify-single-word="false" style:writing-mode="rl-tb"/>
      <style:text-properties fo:font-style="italic" officeooo:rsid="056a1398" officeooo:paragraph-rsid="056a1398" style:font-style-asian="italic" style:font-style-complex="italic"/>
    </style:style>
    <style:style style:name="P26" style:family="paragraph" style:parent-style-name="Text_20_body">
      <style:paragraph-properties fo:text-align="end" style:justify-single-word="false" style:writing-mode="rl-tb"/>
      <style:text-properties fo:font-style="italic" officeooo:rsid="0566a7a0" officeooo:paragraph-rsid="0566a7a0" style:font-style-asian="italic" style:font-style-complex="italic"/>
    </style:style>
    <style:style style:name="P27" style:family="paragraph" style:parent-style-name="Text_20_body">
      <style:paragraph-properties fo:text-align="end" style:justify-single-word="false" style:writing-mode="rl-tb"/>
      <style:text-properties style:text-position="0% 100%" fo:font-style="italic" officeooo:rsid="057f9fc0" officeooo:paragraph-rsid="057f9fc0" style:font-style-asian="italic" style:font-style-complex="italic"/>
    </style:style>
    <style:style style:name="P28" style:family="paragraph" style:parent-style-name="Text_20_body">
      <style:paragraph-properties fo:text-align="start" style:justify-single-word="false" style:writing-mode="lr-tb"/>
      <style:text-properties fo:font-style="italic" officeooo:rsid="056a1398" officeooo:paragraph-rsid="056a1398" style:font-style-asian="italic" style:font-style-complex="italic"/>
    </style:style>
    <style:style style:name="P29" style:family="paragraph" style:parent-style-name="Text_20_body">
      <style:paragraph-properties fo:text-align="start" style:justify-single-word="false" style:writing-mode="lr-tb"/>
      <style:text-properties fo:font-style="italic" officeooo:rsid="056a1398" officeooo:paragraph-rsid="056cadf3" style:font-style-asian="italic" style:font-style-complex="italic"/>
    </style:style>
    <style:style style:name="P30" style:family="paragraph" style:parent-style-name="Text_20_body">
      <style:paragraph-properties fo:text-align="start" style:justify-single-word="false" style:writing-mode="lr-tb"/>
      <style:text-properties fo:font-style="italic" officeooo:rsid="0566a7a0" officeooo:paragraph-rsid="0566a7a0" style:font-style-asian="italic" style:font-style-complex="italic"/>
    </style:style>
    <style:style style:name="P31" style:family="paragraph" style:parent-style-name="Text_20_body">
      <style:paragraph-properties fo:text-align="start" style:justify-single-word="false" style:writing-mode="lr-tb"/>
      <style:text-properties fo:font-style="italic" officeooo:rsid="057daa22" officeooo:paragraph-rsid="057daa22" style:font-style-asian="italic" style:font-style-complex="italic"/>
    </style:style>
    <style:style style:name="P32" style:family="paragraph" style:parent-style-name="Text_20_body">
      <style:paragraph-properties fo:text-align="center" style:justify-single-word="false" style:writing-mode="lr-tb"/>
      <style:text-properties style:text-position="0% 100%" fo:font-style="italic" officeooo:rsid="057f9fc0" officeooo:paragraph-rsid="057f9fc0" style:font-style-asian="italic" style:font-style-complex="italic"/>
    </style:style>
    <style:style style:name="P33" style:family="paragraph" style:parent-style-name="Text_20_body" style:list-style-name="L1">
      <style:text-properties fo:font-style="italic" officeooo:rsid="0578bbbf" officeooo:paragraph-rsid="0578bbbf" style:font-style-asian="italic" style:font-style-complex="italic"/>
    </style:style>
    <style:style style:name="P34" style:family="paragraph" style:parent-style-name="Text_20_body" style:list-style-name="L3">
      <style:paragraph-properties fo:line-height="100%"/>
      <style:text-properties fo:font-style="italic" officeooo:rsid="0593b6cc" officeooo:paragraph-rsid="0593b6cc" style:font-style-asian="italic" style:font-style-complex="italic"/>
    </style:style>
    <style:style style:name="P35" style:family="paragraph" style:parent-style-name="Text_20_body">
      <style:text-properties fo:font-style="italic" officeooo:rsid="058ffe57" officeooo:paragraph-rsid="058ffe57" style:font-style-asian="italic" style:font-style-complex="italic"/>
    </style:style>
    <style:style style:name="P36" style:family="paragraph" style:parent-style-name="Text_20_body" style:list-style-name="L2">
      <style:text-properties officeooo:paragraph-rsid="057b28b7"/>
    </style:style>
    <style:style style:name="P37" style:family="paragraph" style:parent-style-name="Text_20_body">
      <style:text-properties officeooo:rsid="055468c3" officeooo:paragraph-rsid="05573782"/>
    </style:style>
    <style:style style:name="P38" style:family="paragraph" style:parent-style-name="Text_20_body" style:list-style-name="L4">
      <style:text-properties officeooo:rsid="058442c3" officeooo:paragraph-rsid="058442c3"/>
    </style:style>
    <style:style style:name="P39" style:family="paragraph" style:parent-style-name="Text_20_body" style:list-style-name="L5">
      <style:text-properties officeooo:rsid="058ffe57" officeooo:paragraph-rsid="05905cea"/>
    </style:style>
    <style:style style:name="P40" style:family="paragraph" style:parent-style-name="Text_20_body">
      <style:text-properties officeooo:paragraph-rsid="057b28b7"/>
    </style:style>
    <style:style style:name="P41" style:family="paragraph" style:parent-style-name="Text_20_body" style:list-style-name="L5">
      <style:paragraph-properties fo:text-align="start" style:justify-single-word="false" style:writing-mode="lr-tb"/>
      <style:text-properties fo:font-style="italic" officeooo:rsid="058ffe57" officeooo:paragraph-rsid="058ffe57" style:font-style-asian="italic" style:font-style-complex="italic"/>
    </style:style>
    <style:style style:name="P42" style:family="paragraph" style:parent-style-name="Text_20_body" style:list-style-name="L5">
      <style:paragraph-properties fo:text-align="start" style:justify-single-word="false" style:writing-mode="lr-tb"/>
      <style:text-properties fo:font-style="italic" officeooo:rsid="0591994d" officeooo:paragraph-rsid="0591994d" style:font-style-asian="italic" style:font-style-complex="italic"/>
    </style:style>
    <style:style style:name="P43" style:family="paragraph" style:parent-style-name="Text_20_body" style:list-style-name="L5">
      <style:paragraph-properties fo:text-align="end" style:justify-single-word="false" style:writing-mode="rl-tb"/>
      <style:text-properties officeooo:rsid="0591994d" officeooo:paragraph-rsid="0591994d"/>
    </style:style>
    <style:style style:name="P44" style:family="paragraph" style:parent-style-name="Text_20_body" style:list-style-name="L5">
      <style:paragraph-properties fo:text-align="end" style:justify-single-word="false" style:writing-mode="rl-tb"/>
      <style:text-properties fo:font-style="italic" officeooo:rsid="0591994d" officeooo:paragraph-rsid="0591994d" style:font-style-asian="italic" style:font-style-complex="italic"/>
    </style:style>
    <style:style style:name="P45"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510f7d"/>
    </style:style>
    <style:style style:name="T5" style:family="text">
      <style:text-properties officeooo:rsid="054745e0"/>
    </style:style>
    <style:style style:name="T6" style:family="text">
      <style:text-properties officeooo:rsid="05470a17"/>
    </style:style>
    <style:style style:name="T7" style:family="text">
      <style:text-properties fo:font-weight="bold" style:font-weight-asian="bold" style:font-weight-complex="bold"/>
    </style:style>
    <style:style style:name="T8" style:family="text">
      <style:text-properties fo:font-weight="bold" officeooo:rsid="056fc113" style:font-weight-asian="bold" style:font-weight-complex="bold"/>
    </style:style>
    <style:style style:name="T9" style:family="text">
      <style:text-properties officeooo:rsid="054b5b05"/>
    </style:style>
    <style:style style:name="T10" style:family="text">
      <style:text-properties officeooo:rsid="054c25e1"/>
    </style:style>
    <style:style style:name="T11" style:family="text">
      <style:text-properties officeooo:rsid="054bc636"/>
    </style:style>
    <style:style style:name="T12" style:family="text">
      <style:text-properties style:text-position="super 58%" officeooo:rsid="054bc636"/>
    </style:style>
    <style:style style:name="T13" style:family="text">
      <style:text-properties officeooo:rsid="0558ce7b"/>
    </style:style>
    <style:style style:name="T14" style:family="text">
      <style:text-properties officeooo:rsid="055468c3"/>
    </style:style>
    <style:style style:name="T15" style:family="text">
      <style:text-properties officeooo:rsid="055828c7"/>
    </style:style>
    <style:style style:name="T16" style:family="text">
      <style:text-properties officeooo:rsid="055b8e31"/>
    </style:style>
    <style:style style:name="T17" style:family="text">
      <style:text-properties fo:font-size="10pt" officeooo:rsid="055b8e31" style:font-size-asian="10pt" style:font-size-complex="10pt"/>
    </style:style>
    <style:style style:name="T18" style:family="text">
      <style:text-properties officeooo:rsid="055c87e6"/>
    </style:style>
    <style:style style:name="T19" style:family="text">
      <style:text-properties officeooo:rsid="056370f9"/>
    </style:style>
    <style:style style:name="T20" style:family="text">
      <style:text-properties officeooo:rsid="0566a7a0"/>
    </style:style>
    <style:style style:name="T21" style:family="text">
      <style:text-properties officeooo:rsid="05685e29"/>
    </style:style>
    <style:style style:name="T22" style:family="text">
      <style:text-properties officeooo:rsid="056b28b7"/>
    </style:style>
    <style:style style:name="T23" style:family="text">
      <style:text-properties officeooo:rsid="056cadf3"/>
    </style:style>
    <style:style style:name="T24" style:family="text">
      <style:text-properties officeooo:rsid="056fc113"/>
    </style:style>
    <style:style style:name="T25" style:family="text">
      <style:text-properties officeooo:rsid="05712e01"/>
    </style:style>
    <style:style style:name="T26" style:family="text">
      <style:text-properties officeooo:rsid="057313a5"/>
    </style:style>
    <style:style style:name="T27" style:family="text">
      <style:text-properties style:text-position="0% 100%"/>
    </style:style>
    <style:style style:name="T28" style:family="text">
      <style:text-properties style:text-position="0% 100%" officeooo:rsid="057d0bab"/>
    </style:style>
    <style:style style:name="T29" style:family="text">
      <style:text-properties style:text-position="0% 100%" officeooo:rsid="057dfabd"/>
    </style:style>
    <style:style style:name="T30" style:family="text">
      <style:text-properties style:text-position="0% 100%" officeooo:rsid="057f15be"/>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57b28b7"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57b28b7" style:font-style-asian="italic" style:font-style-complex="italic"/>
    </style:style>
    <style:style style:name="T35" style:family="text">
      <style:text-properties fo:font-style="italic" officeooo:rsid="058395a6" style:font-style-asian="italic" style:font-style-complex="italic"/>
    </style:style>
    <style:style style:name="T36" style:family="text">
      <style:text-properties fo:font-style="italic" officeooo:rsid="058442c3" style:font-style-asian="italic" style:font-style-complex="italic"/>
    </style:style>
    <style:style style:name="T37" style:family="text">
      <style:text-properties fo:font-style="italic" officeooo:rsid="0584f293" style:font-style-asian="italic" style:font-style-complex="italic"/>
    </style:style>
    <style:style style:name="T38" style:family="text">
      <style:text-properties fo:font-style="italic" officeooo:rsid="0587e5c6" style:font-style-asian="italic" style:font-style-complex="italic"/>
    </style:style>
    <style:style style:name="T39" style:family="text">
      <style:text-properties fo:font-style="italic" officeooo:rsid="0589bbaf" style:font-style-asian="italic" style:font-style-complex="italic"/>
    </style:style>
    <style:style style:name="T40" style:family="text">
      <style:text-properties fo:font-style="italic" officeooo:rsid="058bd9b9" style:font-style-asian="italic" style:font-style-complex="italic"/>
    </style:style>
    <style:style style:name="T41" style:family="text">
      <style:text-properties fo:font-style="italic" officeooo:rsid="058cb915" style:font-style-asian="italic" style:font-style-complex="italic"/>
    </style:style>
    <style:style style:name="T42" style:family="text">
      <style:text-properties fo:font-style="italic" officeooo:rsid="058f2d1b" style:font-style-asian="italic" style:font-style-complex="italic"/>
    </style:style>
    <style:style style:name="T43" style:family="text">
      <style:text-properties fo:font-style="italic" officeooo:rsid="058ffe57" style:font-style-asian="italic" style:font-style-complex="italic"/>
    </style:style>
    <style:style style:name="T44" style:family="text">
      <style:text-properties fo:font-style="italic" officeooo:rsid="05905cea" style:font-style-asian="italic" style:font-style-complex="italic"/>
    </style:style>
    <style:style style:name="T45" style:family="text">
      <style:text-properties fo:font-style="italic" officeooo:rsid="0591994d" style:font-style-asian="italic" style:font-style-complex="italic"/>
    </style:style>
    <style:style style:name="T46" style:family="text">
      <style:text-properties fo:font-style="italic" officeooo:rsid="0592da4d" style:font-style-asian="italic" style:font-style-complex="italic"/>
    </style:style>
    <style:style style:name="T47" style:family="text">
      <style:text-properties fo:font-style="italic" officeooo:rsid="05932fe0" style:font-style-asian="italic" style:font-style-complex="italic"/>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officeooo:rsid="058442c3" style:font-style-asian="italic" style:font-style-complex="italic"/>
    </style:style>
    <style:style style:name="T50" style:family="text">
      <style:text-properties style:text-position="sub 58%" fo:font-style="italic" officeooo:rsid="058b13ba" style:font-style-asian="italic" style:font-style-complex="italic"/>
    </style:style>
    <style:style style:name="T51" style:family="text">
      <style:text-properties officeooo:rsid="05949c0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מטלה</text:span> <text:span text:style-name="T2">5 - מיקסום רווח - פתרונות</text:span></text:h>
      <text:p text:style-name="P23">שאלה<text:span text:style-name="T3"> 1</text:span>: <text:span text:style-name="T6">מכרז הפוך</text:span></text:p>
      <text:p text:style-name="P3">במכרז הפוך, יש כמה חברות שמוכנות לייצר חפץ מסויים. אנחנו רוצים לקנות את החפץ מאחת החברות, ולשלם עליו כמה שפחות. <text:s/>נניח שעלות-הייצור של כל חברה מתפלגת לפי פונקציה F (התפלגות זהה עבור כל החברות). תארו מנגנון אמיתי למכירת החפץ בעלות קטנה ככל האפשר.</text:p>
      <text:p text:style-name="P3"><text:span text:style-name="T21">שימו לב:</text:span> כדי <text:span text:style-name="T5">ש</text:span>השאלה<text:span text:style-name="T5"> תהיה הגיונית, צריך להוסיף לה נתון מסויים</text:span>. מהו?</text:p>
      <text:p text:style-name="P15"><text:span text:style-name="T7">פתרון</text:span>: <text:span text:style-name="T26">צריך להוסיף נתון, והוא הערך של המוצר עבורנו. נניח שהערך הזה הוא V. <text:s/>אם אנחנו לא קונים - הערך שלנו הוא 0. אם אנחנו קונים - הערך שלנו הוא V ועוד התשלום שאנחנו מקבלים (במקרה הזה אנחנו נקבל תשלום שלילי). <text:s text:c="3"/>לפי משפט מיירסון, תוחלת התשלום שאנחנו מקבלים שווה לסכום הערכים של המוכרים (במקרה הזה הערכים הם שליליים; ערך = מינוס עלות). <text:s text:c="2"/>כיוון שאנחנו קונים רק חפץ אחד, הכי טוב לקנות מהמוכר עם הערך הגבוה ביותר (= העלות הנמוכה ביותר). <text:s/>כלומר צריך לבחור בין:</text:span></text:p>
      <text:list xml:id="list4468361886936380724" text:style-name="L1">
        <text:list-item>
          <text:p text:style-name="P33">לא לקנות - סכום הערכים הוירטואליים הוא 0.</text:p>
        </text:list-item>
        <text:list-item>
          <text:p text:style-name="P33">לקנות מהמוכר עם העלות הכי נמוכה - סכום הערכים הוירטואליים הוא V<text:span text:style-name="T27"> </text:span><text:span text:style-name="T29">+</text:span><text:span text:style-name="T27"> </text:span><text:span text:style-name="T28">r(</text:span><text:span text:style-name="T29">-c</text:span><text:span text:style-name="T28">) כאשר c הוא העלות הנמוכה ביותר ו-</text:span><text:span text:style-name="T27">r הוא פונקציית </text:span><text:span text:style-name="T29">הערך הוירטואלי:</text:span></text:p>
        </text:list-item>
      </text:list>
      <text:p text:style-name="P31"><text:span text:style-name="T28">r</text:span><text:span text:style-name="T27">(</text:span><text:span text:style-name="T29">-</text:span><text:span text:style-name="T27">c) = </text:span><text:span text:style-name="T29">-c - (1-F(</text:span><text:span text:style-name="T30">-</text:span><text:span text:style-name="T29">c))/F'(</text:span><text:span text:style-name="T30">-</text:span><text:span text:style-name="T29">c)</text:span></text:p>
      <text:p text:style-name="P27">כדי למקסם את התועלת שלנו, נבחר לקנות מהמוכר עם העלות הנמוכה ביותר, בתנאי שהעלות מספיק נמוכה כך ש:</text:p>
      <text:p text:style-name="P32">V + r(-c) &gt; 0</text:p>
      <text:p text:style-name="P16"/>
      <text:p text:style-name="P24">שאלה<text:span text:style-name="T19">2</text:span>: <text:span text:style-name="T4">מיקסום רווח עם ברירת-מחדל</text:span></text:p>
      <text:p text:style-name="P8">מצאתם ברחוב ציור עתיק. בחנות יד שניה הציעו לכם עבורו X ש"ח. אתם רוצים להשיג סכום גבוה יותר ע"י מכירה לאספן עתיקות ידוע, שהערך שלו לציור מתפלג לפי פונקציה F. </text:p>
      <text:p text:style-name="P12">תארו מנגנון אמיתי הממקסם את הרווח שלכם ממכירת הציור. שימו לב - המנגנון תלוי <text:span text:style-name="T5">ב-</text:span>F וגם <text:span text:style-name="T5">ב-</text:span>X.</text:p>
      <text:p text:style-name="P14"><text:span text:style-name="T7">פתרון</text:span>: <text:span text:style-name="T20">קודם-כל נחשב את פונקציית הערך הוירטואלי של האספן:</text:span></text:p>
      <text:p text:style-name="P30">r(v) = v - (1-F(v))/F'(v)</text:p>
      <text:p text:style-name="P26">אם אנחנו מוכרים לאספן - תוחלת הרווח שלנו היא התוחלת של r(v). אם אנחנו מוכרים לחנות - תוחלת הרווח שלנו הוא X. לכן, צריך למכור לאספן אם-ורק-אם r(v) גדול מ-X. המחיר שישלם האספן הוא מחיר הסף - הערך שבו r(v)=X. <text:s text:c="2"/></text:p>
      <text:p text:style-name="P26">לדוגמה, אם ההתפלגות של האספן היא אחידה בין 10 ל-30, אז r(v)=2v-30. נניח שהמחיר של החנות הוא 10<text:span text:style-name="T25">. </text:span><text:s/>אז <text:span text:style-name="T25">לפי הנוסחה, </text:span>מחיר הסף של האספן יהיה 20. תוחלת הרווח שלנו תהיה: בהסתברות 0.5 - האספן קונה ומשלם 20, בהסתברות 0.5 - האספן לא קונה ומוכרים לחנות ב-10. סה"כ תוחלת הרווח 15.</text:p>
      <text:p text:style-name="P26"><text:soft-page-break/></text:p>
      <text:p text:style-name="P24">שאלה<text:span text:style-name="T19">3</text:span>: <text:span text:style-name="T9">ערך וירטואלי בהתפלגות אחידה</text:span></text:p>
      <text:p text:style-name="P5">נניח שהערך של קונה מסויים מתפלג אחיד בין a ל- b<text:span text:style-name="T10"> (שני פרמטרים חיוביים).</text:span></text:p>
      <text:p text:style-name="P5">א. כיתבו ביטוי לפונקציית הערך הוירטואלי של הקונה<text:span text:style-name="T11">, r(v), כפונקציה של a,b.</text:span></text:p>
      <text:p text:style-name="P13"><text:span text:style-name="T24"><text:tab/></text:span>* <text:span text:style-name="T8">פתרון</text:span><text:span text:style-name="T24">: </text:span>ראו בפתרון של רז ואורן.</text:p>
      <text:p text:style-name="P5">ב. כיתבו ביטוי למחיר האופטימלי למכירת חפץ כלשהו לקונה זה<text:span text:style-name="T11">, r</text:span><text:span text:style-name="T12">-1</text:span><text:span text:style-name="T11">(0).</text:span></text:p>
      <text:p text:style-name="P13"><text:span text:style-name="T24"><text:tab/></text:span>* <text:span text:style-name="T8">פתרון</text:span><text:span text:style-name="T24">: </text:span>ראו בפתרון של רז ואורן.</text:p>
      <text:p text:style-name="P17">ג. כיתבו ביטוי לתוחלת הרווח של המוכר כאשר הוא משתמש במחיר האופטימלי.</text:p>
      <text:p text:style-name="P25"><text:span text:style-name="T8">פתרון</text:span><text:span text:style-name="T24">: </text:span>המחיר שחושב בסעיף ב הוא b/2. <text:s/>מכאן, ההסתברות שהקונה ירצה לקנות את החפץ היא </text:p>
      <text:p text:style-name="P28">(<text:span text:style-name="T22">b-</text:span>b/2) / (b-a)<text:span text:style-name="T23"> = b/(2b-2a)</text:span></text:p>
      <text:p text:style-name="P25">בהסתברות זו, המוכר מרויח את המחיר b/2. <text:s text:c="2"/>אחרת, המוכר מרויח 0. לכן תוחלת הרווח היא:</text:p>
      <text:p text:style-name="P29">(b/2) * <text:span text:style-name="T23">b/(2b-2a) = b^2 / (4b-4a)</text:span></text:p>
      <text:p text:style-name="P23">שאלה<text:span text:style-name="T19">4</text:span>: <text:span text:style-name="T9">ערך וירטואלי בהתפלגות בדידה</text:span></text:p>
      <text:p text:style-name="P6">שאלו 1<text:span text:style-name="T15">15</text:span>0 אנשים כמה הם מוכנים לשלם על ענף של עץ סמבוק מבית-לחם הגלילית. התקבלו התשובות הבאות: <text:s text:c="2"/>50 אמרו "1". <text:s text:c="2"/>100 אמרו "2". <text:s text:c="2"/>850 אמרו "3". <text:s text:c="2"/>100 אמרו "4". <text:s text:c="3"/>50 אמרו "5".</text:p>
      <text:p text:style-name="P7">הניחו שהתשובות כנות ושהמדגם מייצג את כלל האוכלוסיה בישראל.</text:p>
      <text:p text:style-name="P5">א. כיתבו ביטוי לפונקציית הערך הוירטואלי של <text:span text:style-name="T13">קונים בישראל.</text:span></text:p>
      <text:p text:style-name="P7">ב. תארו מכרז ממקסם-רווח למכירת ענף עץ סמבוק לקונה מישראל.</text:p>
      <text:p text:style-name="P18">ג. מה תוחלת הרווח של המכרז שלכם כשיש קונה אחד? שני קונים?</text:p>
      <text:list xml:id="list5300452674367663810" text:style-name="L2">
        <text:list-item>
          <text:p text:style-name="P36"><text:span text:style-name="T32">פתרון</text:span><text:span text:style-name="T34">: </text:span><text:span text:style-name="T35">ראו בפתרון של אלכסיי.</text:span></text:p>
        </text:list-item>
      </text:list>
      <text:p text:style-name="P22">שאלה <text:span text:style-name="T19">5</text:span>: <text:span text:style-name="T14">השוואת רווח בין מכרזים</text:span></text:p>
      <text:p text:style-name="P4">נתונים n קונים שהערך שלהם מתפלג אחיד בין 0 ל-100.</text:p>
      <text:p text:style-name="P4">א. במכרז ויקרי בלי מחיר מינימום, מה תוחלת הרווח של המוכר?</text:p>
      <text:p text:style-name="P4">ב. במכרז ויקרי עם מחיר המינימום האופטימלי, מה תוחלת הרווח של המוכר?</text:p>
      <text:list xml:id="list2626323401561369991" text:style-name="L3">
        <text:list-item>
          <text:p text:style-name="P34">[ירד במיקוד... <text:span text:style-name="T51">דורש חישובי-הסתברות מורכבים על n קונים - אנחנו חישבנו רק על קונה אחד או שניים].</text:span></text:p>
        </text:list-item>
      </text:list>
      <text:p text:style-name="P21">שאלה <text:span text:style-name="T19">6</text:span>: <text:span text:style-name="T16">כמה מועיל פילוח שוק?</text:span><text:span text:style-name="T17"> (שאלה של קוסטיה)</text:span></text:p>
      <text:p text:style-name="P9">נתונים שני קונים: הערך של אחד מהם מתפלג אחיד בין 0 ל-20. של השני מתפלג אחיד בין 20 ל-40.</text:p>
      <text:p text:style-name="P9"><text:soft-page-break/>א. מה תוחלת הרווח של מוכר כאשר הוא משתמש<text:span text:style-name="T18"> במכרז האופטימלי?</text:span></text:p>
      <text:p text:style-name="P10"><text:span text:style-name="T32">פתרון</text:span><text:span text:style-name="T34">:</text:span><text:span text:style-name="T36"> הערך הוירטואלי של הקונה הראשון הוא 2v</text:span><text:span text:style-name="T49">1</text:span><text:span text:style-name="T36">-20 ושל השני 2v</text:span><text:span text:style-name="T49">2</text:span><text:span text:style-name="T36">-40. המכרז האופטימלי צריך לבחור את הקונה עם הערך הוירטואלי הגבוה ביותר, בתנאי שהערך הוירטואלי הזה גדול מאפס. במקרה זה, הערך הוירטואלי של הקונה השני תמיד גדול מאפס, ולכן יש רק שתי אפשרויות:</text:span></text:p>
      <text:list xml:id="list6205309012901898660" text:style-name="L4">
        <text:list-item>
          <text:p text:style-name="P38"><text:span text:style-name="T33">אם v</text:span><text:span text:style-name="T48">2</text:span><text:span text:style-name="T33">&gt;v</text:span><text:span text:style-name="T48">1</text:span><text:span text:style-name="T33">+10 אז הקונה השני זוכה ומשלם </text:span><text:span text:style-name="T38">את מחיר הסף שלו - </text:span><text:span text:style-name="T33">v</text:span><text:span text:style-name="T50">1</text:span><text:span text:style-name="T33">+10</text:span><text:span text:style-name="T37"> או 20 - הגבוה מביניהם</text:span><text:span text:style-name="T38">.</text:span></text:p>
        </text:list-item>
        <text:list-item>
          <text:p text:style-name="P38"><text:span text:style-name="T33">אחרת הקונה הראשון זוכה ומשלם </text:span><text:span text:style-name="T38">את מחיר הסף שלו - </text:span><text:span text:style-name="T33">v</text:span><text:span text:style-name="T50">2</text:span><text:span text:style-name="T33">-10</text:span><text:span text:style-name="T39"> (הוא תמיד גבוה יותר מ 10).</text:span></text:p>
        </text:list-item>
      </text:list>
      <text:p text:style-name="P35">נחשב את תוחלת הרווח:</text:p>
      <text:list xml:id="list1413453206899220128" text:style-name="L5">
        <text:list-item>
          <text:p text:style-name="P39"><text:span text:style-name="T42">ע</text:span><text:span text:style-name="T33">בור כל ערך של v1, </text:span><text:span text:style-name="T44">אם v2 נמצא בין 20 ל-v1+10, אז </text:span><text:span text:style-name="T45">הרווח הוא המקסימום בין v2-10 ל-10. <text:s text:c="2"/>אם v2 נמצא בין v1+10 ל-40, אז הרווח הוא המקסימום בין v2-10 ל -20. לכן תוחלת הרווח היא ה</text:span><text:span text:style-name="T33">אינטגרל </text:span><text:span text:style-name="T45">הבא </text:span><text:span text:style-name="T33">על v2</text:span><text:span text:style-name="T45">,</text:span><text:span text:style-name="T33"> שניתן לחשב בעזרת מתמטיקה:</text:span></text:p>
        </text:list-item>
        <text:list-item>
          <text:p text:style-name="P41">Integrate[(1/20) Max[(v2 - 10), 10], {v2, 20, v1 + 10}] + <text:s/>Integrate[(1/20) Max[(v1 + 10), 20], {v2, v1 + 10, 40}]</text:p>
        </text:list-item>
        <text:list-item>
          <text:p text:style-name="P43"><text:span text:style-name="T43">כ</text:span><text:span text:style-name="T33">די לחשב את תוחלת הרווח הכללית, צריך לעשות אינטגרל של הביטוי למעלה על v1:</text:span></text:p>
        </text:list-item>
        <text:list-item>
          <text:p text:style-name="P42">Integrate[(1/20) Out[11], {v1, 0, 20}]</text:p>
        </text:list-item>
        <text:list-item>
          <text:p text:style-name="P44">התוצאה המתקבלת היא 265/12 = 22.0833.</text:p>
        </text:list-item>
      </text:list>
      <text:p text:style-name="P11"/>
      <text:p text:style-name="P11">ב. מה תוחלת הרווח של מוכר כאשר הוא מתעלם מפילוח-השוק ומתייחס לשני הקונים כאילו שהם באים מהתפלגות אחידה בין 0 ל-40?</text:p>
      <text:p text:style-name="P19"><text:span text:style-name="T32">פתרון</text:span><text:span text:style-name="T34">:</text:span><text:span text:style-name="T40"> במקרה זה המכרז האופטימלי הוא מכרז ויקרי עם מחיר-סף 20. הקונה הראשון תמיד מתחת לסף והשני תמיד מעל לסף, כך שהקונה השני תמיד יזכה וישלם 20, והרווח שלנו יהיה 20</text:span><text:span text:style-name="T41">.</text:span><text:span text:style-name="T46"> <text:s/></text:span></text:p>
      <text:p text:style-name="P19"><text:span text:style-name="T46"/></text:p>
      <text:p text:style-name="P20"><text:span text:style-name="T31">מסקנה</text:span><text:span text:style-name="T33">: פילוח השוק מגדיל את תוחלת הרווח</text:span><text:span text:style-name="T47">, במקרה זה,</text:span><text:span text:style-name="T33"> ביותר מ-10%.</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6-10T11:51:13.925603976</dc:date>
    <meta:editing-duration>P10DT15H33M40S</meta:editing-duration>
    <meta:editing-cycles>1276</meta:editing-cycles>
    <meta:document-statistic meta:table-count="0" meta:image-count="0" meta:object-count="0" meta:page-count="3" meta:paragraph-count="57" meta:word-count="908" meta:character-count="4789" meta:non-whitespace-character-count="3914"/>
  </office:meta>
</office:document-meta>
</file>